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48M15S">
            <text:p>10:48:15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50M15S">
            <text:p>10:50:15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17.76">
            <text:p>118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0.3">
            <text:p>20.3</text:p>
          </table:table-cell>
          <table:table-cell table:style-name="ce4" office:value-type="float" office:value="3.52">
            <text:p>3.5</text:p>
          </table:table-cell>
          <table:table-cell table:style-name="ce4" office:value-type="float" office:value="3.76">
            <text:p>3.8</text:p>
          </table:table-cell>
          <table:table-cell table:style-name="ce4" office:value-type="float" office:value="72.4">
            <text:p>72.4</text:p>
          </table:table-cell>
          <table:table-cell table:style-name="ce4" office:value-type="float" office:value="23.82">
            <text:p>23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36.6">
            <text:p>23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63">
            <text:p>63.0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99.6">
            <text:p>99.6</text:p>
          </table:table-cell>
          <table:table-cell table:style-name="ce4" office:value-type="float" office:value="71.9">
            <text:p>7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6H49M45S">
            <text:p>10:49:45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3.10344827586207">
            <text:p>3.1</text:p>
          </table:table-cell>
          <table:table-cell table:style-name="ce4" office:value-type="float" office:value="2.52840909090909">
            <text:p>2.5</text:p>
          </table:table-cell>
          <table:table-cell table:style-name="ce4" office:value-type="float" office:value="2.15425531914894">
            <text:p>2.2</text:p>
          </table:table-cell>
          <table:table-cell table:style-name="ce4" office:value-type="float" office:value="1.37569060773481">
            <text:p>1.4</text:p>
          </table:table-cell>
          <table:table-cell table:style-name="ce4" office:value-type="float" office:value="3.01847187237615">
            <text:p>3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74.578">
            <text:p>27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48.14S">
            <text:p>00:10:48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7151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54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603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914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29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977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166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289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1126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25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97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7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9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14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2058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67829 0 286016 140676525 56777 4 4514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49980 0 75422 35072606 12135 4 3842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53922 0 83327 35196211 6416 0 181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35685 0 61563 35202317 6936 0 174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28241 0 65702 35205389 31289 0 316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3751115 53 17 0 0 0 0 2 0 1 0 0 0 1044 0 300639 69 0 0 0 0 0 0 0 22 0 0 0 0 0 0 0 0 526868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250501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710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7088914 0 9791216 1654499 3445238 300733 0 10 2475358 49384 937247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236 <text:s text:c="4"/>263 <text:s text:c="3"/>0 <text:s text:c="3"/>0 <text:s text:c="3"/>0 <text:s text:c="4"/>0 <text:s text:c="9"/>0 <text:s text:c="8"/>0 <text:s text:c="3"/>19236 <text:s text:c="4"/>26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85216243 4254157 <text:s text:c="3"/>0 <text:s/>718 <text:s text:c="3"/>0 <text:s text:c="4"/>0 <text:s text:c="9"/>0 <text:s text:c="8"/>0 2667249761 213412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281205 2907123 25579480 25033960 0 894628 255760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281197 2907123 25579480 25033952 0 894516 2557540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3974314 21 311 6 55 110971 123541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254157 errors:0 dropped:718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13412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85216243 (585.2 MB) <text:s/>TX bytes:2667249761 (2.6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236 (19.2 KB) <text:s/>TX bytes:19236 (19.2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37 <text:s text:c="5"/>4143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5.2">
            <text:p>5.2</text:p>
          </table:table-cell>
          <table:table-cell office:value-type="float" office:value="1.7">
            <text:p>1.7</text:p>
          </table:table-cell>
          <table:table-cell office:value-type="float" office:value="4.5">
            <text:p>4.5</text:p>
          </table:table-cell>
          <table:table-cell office:value-type="float" office:value="88.6">
            <text:p>88.6</text:p>
          </table:table-cell>
          <table:table-cell office:value-type="float" office:value="6.9">
            <text:p>6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63">
            <text:p>63</text:p>
          </table:table-cell>
          <table:table-cell office:value-type="float" office:value="8.9">
            <text:p>8.9</text:p>
          </table:table-cell>
          <table:table-cell office:value-type="float" office:value="6.2">
            <text:p>6.2</text:p>
          </table:table-cell>
          <table:table-cell office:value-type="float" office:value="21.9">
            <text:p>21.9</text:p>
          </table:table-cell>
          <table:table-cell office:value-type="float" office:value="71.9">
            <text:p>7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32.3">
            <text:p>32.3</text:p>
          </table:table-cell>
          <table:table-cell office:value-type="float" office:value="5.9">
            <text:p>5.9</text:p>
          </table:table-cell>
          <table:table-cell office:value-type="float" office:value="8.1">
            <text:p>8.1</text:p>
          </table:table-cell>
          <table:table-cell office:value-type="float" office:value="53.8">
            <text:p>53.8</text:p>
          </table:table-cell>
          <table:table-cell office:value-type="float" office:value="38.2">
            <text:p>38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3">
            <text:p>20.3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52">
            <text:p>3.52</text:p>
          </table:table-cell>
          <table:table-cell office:value-type="float" office:value="3.76">
            <text:p>3.76</text:p>
          </table:table-cell>
          <table:table-cell office:value-type="float" office:value="72.4">
            <text:p>72.4</text:p>
          </table:table-cell>
          <table:table-cell office:value-type="float" office:value="23.82">
            <text:p>23.8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8.86">
            <text:p>18.9</text:p>
          </table:table-cell>
          <table:table-cell table:style-name="ce10" office:value-type="float" office:value="2.72">
            <text:p>2.7</text:p>
          </table:table-cell>
          <table:table-cell table:style-name="ce10" office:value-type="float" office:value="1.28">
            <text:p>1.3</text:p>
          </table:table-cell>
          <table:table-cell table:style-name="ce10" office:value-type="float" office:value="77.1">
            <text:p>77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0.1">
            <text:p>20.1</text:p>
          </table:table-cell>
          <table:table-cell table:style-name="ce10" office:value-type="float" office:value="3.56">
            <text:p>3.6</text:p>
          </table:table-cell>
          <table:table-cell table:style-name="ce10" office:value-type="float" office:value="1.88">
            <text:p>1.9</text:p>
          </table:table-cell>
          <table:table-cell table:style-name="ce10" office:value-type="float" office:value="74.44">
            <text:p>74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1.92">
            <text:p>21.9</text:p>
          </table:table-cell>
          <table:table-cell table:style-name="ce10" office:value-type="float" office:value="3.24">
            <text:p>3.2</text:p>
          </table:table-cell>
          <table:table-cell table:style-name="ce10" office:value-type="float" office:value="1.96">
            <text:p>2.0</text:p>
          </table:table-cell>
          <table:table-cell table:style-name="ce10" office:value-type="float" office:value="72.86">
            <text:p>72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9.74">
            <text:p>19.7</text:p>
          </table:table-cell>
          <table:table-cell table:style-name="ce10" office:value-type="float" office:value="3.84">
            <text:p>3.8</text:p>
          </table:table-cell>
          <table:table-cell table:style-name="ce10" office:value-type="float" office:value="9.8">
            <text:p>9.8</text:p>
          </table:table-cell>
          <table:table-cell table:style-name="ce10" office:value-type="float" office:value="66.64">
            <text:p>66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0">
            <text:p>0</text:p>
          </table:table-cell>
          <table:table-cell office:value-type="float" office:value="800.2">
            <text:p>800.2</text:p>
          </table:table-cell>
          <table:table-cell office:value-type="float" office:value="113.2">
            <text:p>113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0">
            <text:p>0</text:p>
          </table:table-cell>
          <table:table-cell office:value-type="float" office:value="5818.6">
            <text:p>5818.6</text:p>
          </table:table-cell>
          <table:table-cell office:value-type="float" office:value="231.8">
            <text:p>231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0">
            <text:p>0</text:p>
          </table:table-cell>
          <table:table-cell office:value-type="float" office:value="2403.4">
            <text:p>2403.4</text:p>
          </table:table-cell>
          <table:table-cell office:value-type="float" office:value="236.6">
            <text:p>236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">
            <text:p>0</text:p>
          </table:table-cell>
          <table:table-cell office:value-type="float" office:value="130.4">
            <text:p>130.4</text:p>
          </table:table-cell>
          <table:table-cell office:value-type="float" office:value="7.2">
            <text:p>7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1830.52">
            <text:p>1830.5</text:p>
          </table:table-cell>
          <table:table-cell table:style-name="ce11" table:formula="of:=AVERAGE([.D2:.D6])" office:value-type="float" office:value="117.76">
            <text:p>117.8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571.4818049516">
            <text:p>2571.5</text:p>
          </table:table-cell>
          <table:table-cell table:style-name="ce11" table:formula="of:=IF([.D8]=0;0;MAX(SUMPRODUCT([.D2:.D6];[.D2:.D6])/SUM([.D2:.D6])-[.D8];0))" office:value-type="float" office:value="90.4208423913044">
            <text:p>90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416.5981950484">
            <text:p>1416.6</text:p>
          </table:table-cell>
          <table:table-cell table:style-name="ce11" table:formula="of:=ABS(MAX([.D2:.D6])-[.D8]-[.D9])" office:value-type="float" office:value="28.4191576086956">
            <text:p>28.4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2" office:value-type="float" office:value="7.1">
            <text:p>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2">
            <text:p>1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2" office:value-type="float" office:value="25.1">
            <text:p>25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0.2">
            <text:p>5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2" office:value-type="float" office:value="10.2">
            <text:p>1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.4">
            <text:p>2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2" office:value-type="float" office:value="18.3">
            <text:p>18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6.6">
            <text:p>3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2.14">
            <text:p>12.1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2.14">
            <text:p>12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.30069192751236">
            <text:p>6.3</text:p>
          </table:table-cell>
          <table:table-cell table:style-name="ce11" table:formula="of:=IF([.C8]=0;0;MAX(SUMPRODUCT([.C2:.C6];[.C2:.C6])/SUM([.C2:.C6])-[.C8];0))" office:value-type="float" office:value="6.30069192751236">
            <text:p>6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.65930807248764">
            <text:p>6.7</text:p>
          </table:table-cell>
          <table:table-cell table:style-name="ce11" table:formula="of:=ABS(MAX([.C2:.C6])-[.C8]-[.C9])" office:value-type="float" office:value="6.65930807248764">
            <text:p>6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8.4406919275124">
            <text:p>18.4</text:p>
          </table:table-cell>
          <table:table-cell table:style-name="ce11" table:formula="of:=[.C8]+ [.C9]" office:value-type="float" office:value="18.4406919275124">
            <text:p>18.4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2" office:value-type="float" office:value="20.1">
            <text:p>2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0.2">
            <text:p>4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2" office:value-type="float" office:value="47.8">
            <text:p>4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5.6">
            <text:p>9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2" office:value-type="float" office:value="42.7">
            <text:p>42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5.4">
            <text:p>8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7">
            <text:p>1.7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22.28">
            <text:p>22.3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22.3">
            <text:p>22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8.2296947935368">
            <text:p>18.2</text:p>
          </table:table-cell>
          <table:table-cell table:style-name="ce11" table:formula="of:=IF([.C8]=0;0;MAX(SUMPRODUCT([.C2:.C6];[.C2:.C6])/SUM([.C2:.C6])-[.C8];0))" office:value-type="float" office:value="18.1748878923767">
            <text:p>18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7.29030520646319">
            <text:p>7.3</text:p>
          </table:table-cell>
          <table:table-cell table:style-name="ce11" table:formula="of:=ABS(MAX([.C2:.C6])-[.C8]-[.C9])" office:value-type="float" office:value="7.32511210762331">
            <text:p>7.3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0.5096947935368">
            <text:p>40.5</text:p>
          </table:table-cell>
          <table:table-cell table:style-name="ce11" table:formula="of:=[.C8]+ [.C9]" office:value-type="float" office:value="40.4748878923767">
            <text:p>40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">
            <text:p>0.0</text:p>
          </table:table-cell>
          <table:table-cell table:style-name="ce11" table:formula="of:=[.C8]+ [.C9]" office:value-type="float" office:value="0">
            <text:p>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2" office:value-type="float" office:value="400.1">
            <text:p>40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00.2">
            <text:p>80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2" office:value-type="float" office:value="2909.3">
            <text:p>290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818.6">
            <text:p>581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2" office:value-type="float" office:value="1201.7">
            <text:p>1201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03.4">
            <text:p>240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2" office:value-type="float" office:value="65.2">
            <text:p>65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0.4">
            <text:p>13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915.26">
            <text:p>915.3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915.26">
            <text:p>915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285.7409024758">
            <text:p>1285.7</text:p>
          </table:table-cell>
          <table:table-cell table:style-name="ce11" table:formula="of:=IF([.C8]=0;0;MAX(SUMPRODUCT([.C2:.C6];[.C2:.C6])/SUM([.C2:.C6])-[.C8];0))" office:value-type="float" office:value="1285.7409024758">
            <text:p>1285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708.299097524201">
            <text:p>708.3</text:p>
          </table:table-cell>
          <table:table-cell table:style-name="ce11" table:formula="of:=ABS(MAX([.C2:.C6])-[.C8]-[.C9])" office:value-type="float" office:value="708.299097524201">
            <text:p>708.3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201.0009024758">
            <text:p>2201.0</text:p>
          </table:table-cell>
          <table:table-cell table:style-name="ce11" table:formula="of:=[.C8]+ [.C9]" office:value-type="float" office:value="2201.0009024758">
            <text:p>2201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2" office:value-type="float" office:value="56.6">
            <text:p>56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3.2">
            <text:p>11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2" office:value-type="float" office:value="115.9">
            <text:p>115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1.8">
            <text:p>23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2" office:value-type="float" office:value="118.3">
            <text:p>118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6.6">
            <text:p>23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2" office:value-type="float" office:value="3.6">
            <text:p>3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.2">
            <text:p>7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58.88">
            <text:p>58.9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58.88">
            <text:p>58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5.2104211956522">
            <text:p>45.2</text:p>
          </table:table-cell>
          <table:table-cell table:style-name="ce11" table:formula="of:=IF([.C8]=0;0;MAX(SUMPRODUCT([.C2:.C6];[.C2:.C6])/SUM([.C2:.C6])-[.C8];0))" office:value-type="float" office:value="45.2104211956522">
            <text:p>45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4.2095788043478">
            <text:p>14.2</text:p>
          </table:table-cell>
          <table:table-cell table:style-name="ce11" table:formula="of:=ABS(MAX([.C2:.C6])-[.C8]-[.C9])" office:value-type="float" office:value="14.2095788043478">
            <text:p>14.2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04.090421195652">
            <text:p>104.1</text:p>
          </table:table-cell>
          <table:table-cell table:style-name="ce11" table:formula="of:=[.C8]+ [.C9]" office:value-type="float" office:value="104.090421195652">
            <text:p>104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41.6">
            <text:p>41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1.12">
            <text:p>41.1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149805447470897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478501945525295">
            <text:p>0.5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75.4">
            <text:p>1675.4</text:p>
          </table:table-cell>
          <table:table-cell office:value-type="float" office:value="1086.8">
            <text:p>1086.8</text:p>
          </table:table-cell>
          <table:table-cell office:value-type="float" office:value="588.6">
            <text:p>588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3.1">
            <text:p>1133.1</text:p>
          </table:table-cell>
          <table:table-cell office:value-type="float" office:value="1869.6">
            <text:p>1869.6</text:p>
          </table:table-cell>
          <table:table-cell office:value-type="float" office:value="-1">
            <text:p>-1</text:p>
          </table:table-cell>
          <table:table-cell office:value-type="float" office:value="181.1">
            <text:p>181.1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83.4">
            <text:p>1683.4</text:p>
          </table:table-cell>
          <table:table-cell office:value-type="float" office:value="1095.5">
            <text:p>1095.5</text:p>
          </table:table-cell>
          <table:table-cell office:value-type="float" office:value="587.8">
            <text:p>58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9.4">
            <text:p>1149.4</text:p>
          </table:table-cell>
          <table:table-cell office:value-type="float" office:value="1845.7">
            <text:p>1845.7</text:p>
          </table:table-cell>
          <table:table-cell office:value-type="float" office:value="-1">
            <text:p>-1</text:p>
          </table:table-cell>
          <table:table-cell office:value-type="float" office:value="181.2">
            <text:p>181.2</text:p>
          </table:table-cell>
          <table:table-cell office:value-type="float" office:value="0">
            <text:p>0</text:p>
          </table:table-cell>
          <table:table-cell office:value-type="float" office:value="434.4">
            <text:p>434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593.1">
            <text:p>1593.1</text:p>
          </table:table-cell>
          <table:table-cell office:value-type="float" office:value="1005.9">
            <text:p>1005.9</text:p>
          </table:table-cell>
          <table:table-cell office:value-type="float" office:value="587.2">
            <text:p>587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88.6">
            <text:p>1188.6</text:p>
          </table:table-cell>
          <table:table-cell office:value-type="float" office:value="1936">
            <text:p>1936</text:p>
          </table:table-cell>
          <table:table-cell office:value-type="float" office:value="-1">
            <text:p>-1</text:p>
          </table:table-cell>
          <table:table-cell office:value-type="float" office:value="181.2">
            <text:p>181.2</text:p>
          </table:table-cell>
          <table:table-cell office:value-type="float" office:value="0">
            <text:p>0</text:p>
          </table:table-cell>
          <table:table-cell office:value-type="float" office:value="435.2">
            <text:p>435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41.5">
            <text:p>1641.5</text:p>
          </table:table-cell>
          <table:table-cell office:value-type="float" office:value="1054.3">
            <text:p>1054.3</text:p>
          </table:table-cell>
          <table:table-cell office:value-type="float" office:value="587.2">
            <text:p>587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899.1">
            <text:p>1899.1</text:p>
          </table:table-cell>
          <table:table-cell office:value-type="float" office:value="-1">
            <text:p>-1</text:p>
          </table:table-cell>
          <table:table-cell office:value-type="float" office:value="181.2">
            <text:p>181.2</text:p>
          </table:table-cell>
          <table:table-cell office:value-type="float" office:value="0">
            <text:p>0</text:p>
          </table:table-cell>
          <table:table-cell office:value-type="float" office:value="422.5">
            <text:p>422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641.7">
            <text:p>1641.7</text:p>
          </table:table-cell>
          <table:table-cell office:value-type="float" office:value="1054.3">
            <text:p>1054.3</text:p>
          </table:table-cell>
          <table:table-cell office:value-type="float" office:value="587.4">
            <text:p>587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899.1">
            <text:p>1899.1</text:p>
          </table:table-cell>
          <table:table-cell office:value-type="float" office:value="-1">
            <text:p>-1</text:p>
          </table:table-cell>
          <table:table-cell office:value-type="float" office:value="181.2">
            <text:p>181.2</text:p>
          </table:table-cell>
          <table:table-cell office:value-type="float" office:value="0">
            <text:p>0</text:p>
          </table:table-cell>
          <table:table-cell office:value-type="float" office:value="422.5">
            <text:p>422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  <table:table-cell office:value-type="float" office:value="288.5">
            <text:p>288.5</text:p>
          </table:table-cell>
          <table:table-cell office:value-type="float" office:value="0">
            <text:p>0</text:p>
          </table:table-cell>
          <table:table-cell office:value-type="float" office:value="303.3">
            <text:p>303.3</text:p>
          </table:table-cell>
          <table:table-cell office:value-type="float" office:value="14.8">
            <text:p>14.8</text:p>
          </table:table-cell>
          <table:table-cell office:value-type="float" office:value="-288.5">
            <text:p>-288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0">
            <text:p>0</text:p>
          </table:table-cell>
          <table:table-cell office:value-type="float" office:value="52.8">
            <text:p>52.8</text:p>
          </table:table-cell>
          <table:table-cell office:value-type="float" office:value="0">
            <text:p>0</text:p>
          </table:table-cell>
          <table:table-cell office:value-type="float" office:value="1492.9">
            <text:p>1492.9</text:p>
          </table:table-cell>
          <table:table-cell office:value-type="float" office:value="0">
            <text:p>0</text:p>
          </table:table-cell>
          <table:table-cell office:value-type="float" office:value="1545.7">
            <text:p>1545.7</text:p>
          </table:table-cell>
          <table:table-cell office:value-type="float" office:value="52.8">
            <text:p>52.8</text:p>
          </table:table-cell>
          <table:table-cell office:value-type="float" office:value="-1492.9">
            <text:p>-1492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float" office:value="0">
            <text:p>0</text:p>
          </table:table-cell>
          <table:table-cell office:value-type="float" office:value="338.9">
            <text:p>338.9</text:p>
          </table:table-cell>
          <table:table-cell office:value-type="float" office:value="0">
            <text:p>0</text:p>
          </table:table-cell>
          <table:table-cell office:value-type="float" office:value="358.6">
            <text:p>358.6</text:p>
          </table:table-cell>
          <table:table-cell office:value-type="float" office:value="19.7">
            <text:p>19.7</text:p>
          </table:table-cell>
          <table:table-cell office:value-type="float" office:value="-338.9">
            <text:p>-338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17.84">
            <text:p>17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424.12">
            <text:p>424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0.2409417040359">
            <text:p>20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720.290034895784">
            <text:p>720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4.7190582959641">
            <text:p>14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348.489965104216">
            <text:p>348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0">
            <text:p>0</text:p>
          </table:table-cell>
          <table:table-cell office:value-type="float" office:value="139.6">
            <text:p>139.6</text:p>
          </table:table-cell>
          <table:table-cell office:value-type="float" office:value="0">
            <text:p>0</text:p>
          </table:table-cell>
          <table:table-cell office:value-type="float" office:value="228.5">
            <text:p>228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0">
            <text:p>0</text:p>
          </table:table-cell>
          <table:table-cell office:value-type="float" office:value="568.1">
            <text:p>568.1</text:p>
          </table:table-cell>
          <table:table-cell office:value-type="float" office:value="0">
            <text:p>0</text:p>
          </table:table-cell>
          <table:table-cell office:value-type="float" office:value="1109.6">
            <text:p>1109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0">
            <text:p>0</text:p>
          </table:table-cell>
          <table:table-cell office:value-type="float" office:value="152.6">
            <text:p>152.6</text:p>
          </table:table-cell>
          <table:table-cell office:value-type="float" office:value="0">
            <text:p>0</text:p>
          </table:table-cell>
          <table:table-cell office:value-type="float" office:value="266.1">
            <text:p>266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177.68">
            <text:p>177.7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321.22">
            <text:p>321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34.196384511481">
            <text:p>234.2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521.962510428989">
            <text:p>522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56.223615488519">
            <text:p>156.2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266.41748957101">
            <text:p>266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84.8">
            <text:p>784.8</text:p>
          </table:table-cell>
          <table:table-cell table:number-columns-repeated="3" office:value-type="float" office:value="-1">
            <text:p>-1</text:p>
          </table:table-cell>
          <table:table-cell office:value-type="float" office:value="5.1">
            <text:p>5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064.8">
            <text:p>2064.8</text:p>
          </table:table-cell>
          <table:table-cell table:number-columns-repeated="3" office:value-type="float" office:value="-1">
            <text:p>-1</text:p>
          </table:table-cell>
          <table:table-cell office:value-type="float" office:value="25.4">
            <text:p>25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46.4">
            <text:p>1446.4</text:p>
          </table:table-cell>
          <table:table-cell table:number-columns-repeated="3"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0.2">
            <text:p>200.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table:number-columns-repeated="3" office:value-type="float" office:value="-1">
            <text:p>-1</text:p>
          </table:table-cell>
          <table:table-cell office:value-type="float" office:value="235">
            <text:p>235</text:p>
          </table:table-cell>
          <table:table-cell table:number-columns-repeated="1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65902">
            <text:p>65902</text:p>
          </table:table-cell>
          <table:table-cell office:value-type="float" office:value="-1">
            <text:p>-1</text:p>
          </table:table-cell>
          <table:table-cell office:value-type="float" office:value="22543">
            <text:p>22543</text:p>
          </table:table-cell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  <table:table-cell office:value-type="float" office:value="336454">
            <text:p>336454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8">
            <text:p>98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543">
            <text:p>54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table:number-columns-repeated="3" office:value-type="float" office:value="-1">
            <text:p>-1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56134">
            <text:p>56134</text:p>
          </table:table-cell>
          <table:table-cell table:number-columns-repeated="2" office:value-type="float" office:value="0">
            <text:p>0</text:p>
          </table:table-cell>
          <table:table-cell office:value-type="float" office:value="-336455">
            <text:p>-336455</text:p>
          </table:table-cell>
          <table:table-cell table:number-columns-repeated="9" office:value-type="float" office:value="0">
            <text:p>0</text:p>
          </table:table-cell>
          <table:table-cell office:value-type="float" office:value="-92">
            <text:p>-92</text:p>
          </table:table-cell>
          <table:table-cell table:number-columns-repeated="3" office:value-type="float" office:value="0">
            <text:p>0</text:p>
          </table:table-cell>
          <table:table-cell office:value-type="float" office:value="-145">
            <text:p>-14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table:number-columns-repeated="3" office:value-type="float" office:value="-1">
            <text:p>-1</text:p>
          </table:table-cell>
          <table:table-cell office:value-type="float" office:value="382">
            <text:p>382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65">
            <text:p>12865</text:p>
          </table:table-cell>
          <table:table-cell office:value-type="float" office:value="0">
            <text:p>0</text:p>
          </table:table-cell>
          <table:table-cell office:value-type="float" office:value="-58684">
            <text:p>-58684</text:p>
          </table:table-cell>
          <table:table-cell table:number-columns-repeated="1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40">
            <text:p>34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table:number-columns-repeated="3" office:value-type="float" office:value="-1">
            <text:p>-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69541">
            <text:p>69541</text:p>
          </table:table-cell>
          <table:table-cell table:number-columns-repeated="1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207">
            <text:p>-20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0">
            <text:p>0</text:p>
          </table:table-cell>
          <table:table-cell office:value-type="float" office:value="337734">
            <text:p>337734</text:p>
          </table:table-cell>
          <table:table-cell table:number-columns-repeated="1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51">
            <text:p>15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48M15S">
            <text:p>10:48:15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8M15S">
            <text:p>10:4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48M45S">
            <text:p>10:48:45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8M45S">
            <text:p>10:48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49M15S">
            <text:p>10:49:15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9M15S">
            <text:p>10:4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49M45S">
            <text:p>10:49:45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49M45S">
            <text:p>10:49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0H50M15S">
            <text:p>10:50:15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6H50M15S">
            <text:p>10:50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92.2">
            <text:p>92.2</text:p>
          </table:table-cell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60.1">
            <text:p>60.1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30.1">
            <text:p>30.1</text:p>
          </table:table-cell>
          <table:table-cell office:value-type="float" office:value="67.1">
            <text:p>67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27.9">
            <text:p>27.9</text:p>
          </table:table-cell>
          <table:table-cell office:value-type="float" office:value="4.7">
            <text:p>4.7</text:p>
          </table:table-cell>
          <table:table-cell office:value-type="float" office:value="2.6">
            <text:p>2.6</text:p>
          </table:table-cell>
          <table:table-cell office:value-type="float" office:value="64.8">
            <text:p>64.8</text:p>
          </table:table-cell>
          <table:table-cell office:value-type="float" office:value="32.6">
            <text:p>3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86">
            <text:p>18.86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72">
            <text:p>2.72</text:p>
          </table:table-cell>
          <table:table-cell office:value-type="float" office:value="1.28">
            <text:p>1.28</text:p>
          </table:table-cell>
          <table:table-cell office:value-type="float" office:value="77.1">
            <text:p>77.1</text:p>
          </table:table-cell>
          <table:table-cell office:value-type="float" office:value="21.58">
            <text:p>21.5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5.4">
            <text:p>5.4</text:p>
          </table:table-cell>
          <table:table-cell office:value-type="float" office:value="1.9">
            <text:p>1.9</text:p>
          </table:table-cell>
          <table:table-cell office:value-type="float" office:value="0.9">
            <text:p>0.9</text:p>
          </table:table-cell>
          <table:table-cell office:value-type="float" office:value="91.8">
            <text:p>91.8</text:p>
          </table:table-cell>
          <table:table-cell office:value-type="float" office:value="7.3">
            <text:p>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65">
            <text:p>65</text:p>
          </table:table-cell>
          <table:table-cell office:value-type="float" office:value="9.4">
            <text:p>9.4</text:p>
          </table:table-cell>
          <table:table-cell office:value-type="float" office:value="4.2">
            <text:p>4.2</text:p>
          </table:table-cell>
          <table:table-cell office:value-type="float" office:value="21.4">
            <text:p>21.4</text:p>
          </table:table-cell>
          <table:table-cell office:value-type="float" office:value="74.4">
            <text:p>7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29.6">
            <text:p>29.6</text:p>
          </table:table-cell>
          <table:table-cell office:value-type="float" office:value="6.2">
            <text:p>6.2</text:p>
          </table:table-cell>
          <table:table-cell office:value-type="float" office:value="4.2">
            <text:p>4.2</text:p>
          </table:table-cell>
          <table:table-cell office:value-type="float" office:value="60">
            <text:p>60</text:p>
          </table:table-cell>
          <table:table-cell office:value-type="float" office:value="35.8">
            <text:p>3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3" office:value-type="float" office:value="0.1">
            <text:p>0.1</text:p>
          </table:table-cell>
          <table:table-cell office:value-type="float" office:value="99.7">
            <text:p>99.7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1">
            <text:p>20.1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56">
            <text:p>3.56</text:p>
          </table:table-cell>
          <table:table-cell office:value-type="float" office:value="1.88">
            <text:p>1.88</text:p>
          </table:table-cell>
          <table:table-cell office:value-type="float" office:value="74.44">
            <text:p>74.44</text:p>
          </table:table-cell>
          <table:table-cell office:value-type="float" office:value="23.66">
            <text:p>23.6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5.3">
            <text:p>5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92.1">
            <text:p>92.1</text:p>
          </table:table-cell>
          <table:table-cell office:value-type="float" office:value="6.8">
            <text:p>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61.5">
            <text:p>61.5</text:p>
          </table:table-cell>
          <table:table-cell office:value-type="float" office:value="9.3">
            <text:p>9.3</text:p>
          </table:table-cell>
          <table:table-cell office:value-type="float" office:value="5.2">
            <text:p>5.2</text:p>
          </table:table-cell>
          <table:table-cell office:value-type="float" office:value="24">
            <text:p>24</text:p>
          </table:table-cell>
          <table:table-cell office:value-type="float" office:value="70.8">
            <text:p>7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42.4">
            <text:p>42.4</text:p>
          </table:table-cell>
          <table:table-cell office:value-type="float" office:value="5.2">
            <text:p>5.2</text:p>
          </table:table-cell>
          <table:table-cell office:value-type="float" office:value="3.6">
            <text:p>3.6</text:p>
          </table:table-cell>
          <table:table-cell office:value-type="float" office:value="48.8">
            <text:p>48.8</text:p>
          </table:table-cell>
          <table:table-cell office:value-type="float" office:value="47.6">
            <text:p>4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92">
            <text:p>21.92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24">
            <text:p>3.24</text:p>
          </table:table-cell>
          <table:table-cell office:value-type="float" office:value="1.96">
            <text:p>1.96</text:p>
          </table:table-cell>
          <table:table-cell office:value-type="float" office:value="72.86">
            <text:p>72.86</text:p>
          </table:table-cell>
          <table:table-cell office:value-type="float" office:value="25.16">
            <text:p>25.1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15S">
            <text:p>10:48:1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8M45S">
            <text:p>10:48:45</text:p>
          </table:table-cell>
          <table:table-cell office:value-type="float" office:value="4.5">
            <text:p>4.5</text:p>
          </table:table-cell>
          <table:table-cell office:value-type="float" office:value="2.2">
            <text:p>2.2</text:p>
          </table:table-cell>
          <table:table-cell office:value-type="float" office:value="15.1">
            <text:p>15.1</text:p>
          </table:table-cell>
          <table:table-cell office:value-type="float" office:value="78.2">
            <text:p>78.2</text:p>
          </table:table-cell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15S">
            <text:p>10:49:15</text:p>
          </table:table-cell>
          <table:table-cell office:value-type="float" office:value="65">
            <text:p>65</text:p>
          </table:table-cell>
          <table:table-cell office:value-type="float" office:value="9.4">
            <text:p>9.4</text:p>
          </table:table-cell>
          <table:table-cell office:value-type="float" office:value="11.9">
            <text:p>11.9</text:p>
          </table:table-cell>
          <table:table-cell office:value-type="float" office:value="13.7">
            <text:p>13.7</text:p>
          </table:table-cell>
          <table:table-cell office:value-type="float" office:value="74.4">
            <text:p>7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49M45S">
            <text:p>10:49:45</text:p>
          </table:table-cell>
          <table:table-cell office:value-type="float" office:value="28.8">
            <text:p>28.8</text:p>
          </table:table-cell>
          <table:table-cell office:value-type="float" office:value="7.3">
            <text:p>7.3</text:p>
          </table:table-cell>
          <table:table-cell office:value-type="float" office:value="21.8">
            <text:p>21.8</text:p>
          </table:table-cell>
          <table:table-cell office:value-type="float" office:value="42.1">
            <text:p>42.1</text:p>
          </table:table-cell>
          <table:table-cell office:value-type="float" office:value="36.1">
            <text:p>3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6H50M15S">
            <text:p>10:50: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8">
            <text:p>99.8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74">
            <text:p>19.74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84">
            <text:p>3.84</text:p>
          </table:table-cell>
          <table:table-cell office:value-type="float" office:value="9.8">
            <text:p>9.8</text:p>
          </table:table-cell>
          <table:table-cell office:value-type="float" office:value="66.64">
            <text:p>66.64</text:p>
          </table:table-cell>
          <table:table-cell office:value-type="float" office:value="23.58">
            <text:p>23.5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2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1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48:15</text:p>
              </table:table-cell>
              <table:table-cell office:value-type="float" office:value="1.8">
                <text:p text:id="CPU_ALL.F2:CPU_ALL.F6">1.8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6.9">
                <text:p>6.9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71.9">
                <text:p>71.9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38.2">
                <text:p>38.2</text:p>
              </table:table-cell>
              <table:table-cell office:value-type="float" office:value="236.6">
                <text:p>236.6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.3">
                <text:p>0.3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60_Threads  9/23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0:48:15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47.8">
                <text:p>47.8</text:p>
              </table:table-cell>
              <table:table-cell office:value-type="float" office:value="47.8">
                <text:p>4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42.7">
                <text:p>42.7</text:p>
              </table:table-cell>
              <table:table-cell office:value-type="float" office:value="42.7">
                <text:p>4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60_Threads  9/23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60_Threads  9/23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0:48:15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60_Threads  9/23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915.26">
                <text:p text:id="DISKWRITE.B8:DISKWRITE.F8">915.26</text:p>
              </table:table-cell>
              <table:table-cell office:value-type="float" office:value="915.26">
                <text:p>915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85.7409024758">
                <text:p text:id="DISKWRITE.B9:DISKWRITE.F9">1285.7409024758</text:p>
              </table:table-cell>
              <table:table-cell office:value-type="float" office:value="1285.7409024758">
                <text:p>1285.740902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708.299097524201">
                <text:p text:id="DISKWRITE.B10:DISKWRITE.F10">708.299097524201</text:p>
              </table:table-cell>
              <table:table-cell office:value-type="float" office:value="708.299097524201">
                <text:p>708.299097524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60_Threads  9/23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0:48:15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400.1">
                <text:p>400.1</text:p>
              </table:table-cell>
              <table:table-cell office:value-type="float" office:value="400.1">
                <text:p>40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2909.3">
                <text:p>2909.3</text:p>
              </table:table-cell>
              <table:table-cell office:value-type="float" office:value="2909.3">
                <text:p>290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201.7">
                <text:p>1201.7</text:p>
              </table:table-cell>
              <table:table-cell office:value-type="float" office:value="1201.7">
                <text:p>120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65.2">
                <text:p>65.2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60_Threads  9/23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58.88">
                <text:p text:id="DISKXFER.B8:DISKXFER.F8">58.88</text:p>
              </table:table-cell>
              <table:table-cell office:value-type="float" office:value="58.88">
                <text:p>58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5.2104211956522">
                <text:p text:id="DISKXFER.B9:DISKXFER.F9">45.2104211956522</text:p>
              </table:table-cell>
              <table:table-cell office:value-type="float" office:value="45.2104211956522">
                <text:p>45.2104211956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4.2095788043478">
                <text:p text:id="DISKXFER.B10:DISKXFER.F10">14.2095788043478</text:p>
              </table:table-cell>
              <table:table-cell office:value-type="float" office:value="14.2095788043478">
                <text:p>14.2095788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60_Threads  9/23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0:48:15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6.6">
                <text:p>56.6</text:p>
              </table:table-cell>
              <table:table-cell office:value-type="float" office:value="56.6">
                <text:p>5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115.9">
                <text:p>115.9</text:p>
              </table:table-cell>
              <table:table-cell office:value-type="float" office:value="115.9">
                <text:p>11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18.3">
                <text:p>118.3</text:p>
              </table:table-cell>
              <table:table-cell office:value-type="float" office:value="118.3">
                <text:p>11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1.12">
                <text:p text:id="JFSFILE.B8:JFSFILE.F8">41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149805447470897">
                <text:p text:id="JFSFILE.B9:JFSFILE.F9">0.00149805447470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478501945525295">
                <text:p text:id="JFSFILE.B10:JFSFILE.F10">0.478501945525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60_Threads  9/23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0:48:15</text:p>
              </table:table-cell>
              <table:table-cell office:value-type="float" office:value="1675.4">
                <text:p text:id="MEM.F2:MEM.F6">1675.4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1683.4">
                <text:p>1683.4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1593.1">
                <text:p>1593.1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641.5">
                <text:p>1641.5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1641.7">
                <text:p>1641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0:48:15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60_Threads  9/23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48:15</text:p>
              </table:table-cell>
              <table:table-cell office:value-type="float" office:value="0.9">
                <text:p text:id="CPU_ALL.B2:CPU_ALL.B6">0.9</text:p>
              </table:table-cell>
              <table:table-cell office:value-type="float" office:value="0.9">
                <text:p text:id="CPU_ALL.C2:CPU_ALL.C6">0.9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.2">
                <text:p>5.2</text:p>
              </table:table-cell>
              <table:table-cell office:value-type="float" office:value="1.7">
                <text:p>1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63">
                <text:p>63</text:p>
              </table:table-cell>
              <table:table-cell office:value-type="float" office:value="8.9">
                <text:p>8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32.3">
                <text:p>32.3</text:p>
              </table:table-cell>
              <table:table-cell office:value-type="float" office:value="5.9">
                <text:p>5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60_Threads (KB/s) - 9/23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0:48:15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8">
                <text:p text:id="NET.H2:NET.H6">0.8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-288.5">
                <text:p>-288.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-1492.9">
                <text:p>-1492.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-338.9">
                <text:p>-338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-0.1">
                <text:p>-0.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60_Threads (KB/s)  9/23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7.84">
                <text:p>17.84</text:p>
              </table:table-cell>
              <table:table-cell office:value-type="float" office:value="0">
                <text:p>0</text:p>
              </table:table-cell>
              <table:table-cell office:value-type="float" office:value="424.12">
                <text:p>424.12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0.2409417040359">
                <text:p>20.2409417040359</text:p>
              </table:table-cell>
              <table:table-cell office:value-type="float" office:value="0">
                <text:p>0</text:p>
              </table:table-cell>
              <table:table-cell office:value-type="float" office:value="720.290034895784">
                <text:p>720.290034895784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14.7190582959641">
                <text:p>14.7190582959641</text:p>
              </table:table-cell>
              <table:table-cell office:value-type="float" office:value="0">
                <text:p>0</text:p>
              </table:table-cell>
              <table:table-cell office:value-type="float" office:value="348.489965104216">
                <text:p>348.4899651042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60_Threads (KB/s)  9/23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0:48:15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8">
                <text:p text:id="NET.C2:NET.C6">0.8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1492.9">
                <text:p>1492.9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  <table:table-cell office:value-type="float" office:value="338.9">
                <text:p>338.9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60_Threads  9/23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77.68">
                <text:p>177.68</text:p>
              </table:table-cell>
              <table:table-cell office:value-type="float" office:value="0">
                <text:p>0</text:p>
              </table:table-cell>
              <table:table-cell office:value-type="float" office:value="321.22">
                <text:p>321.22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34.196384511481">
                <text:p>234.196384511481</text:p>
              </table:table-cell>
              <table:table-cell office:value-type="float" office:value="0">
                <text:p>0</text:p>
              </table:table-cell>
              <table:table-cell office:value-type="float" office:value="521.962510428989">
                <text:p>521.962510428989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56.223615488519">
                <text:p>156.223615488519</text:p>
              </table:table-cell>
              <table:table-cell office:value-type="float" office:value="0">
                <text:p>0</text:p>
              </table:table-cell>
              <table:table-cell office:value-type="float" office:value="266.41748957101">
                <text:p>266.4174895710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60_Threads  9/23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0:48:15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2.7">
                <text:p text:id="NETPACKET.C2:NETPACKET.C6">12.7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139.6">
                <text:p>139.6</text:p>
              </table:table-cell>
              <table:table-cell office:value-type="float" office:value="0">
                <text:p>0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568.1">
                <text:p>568.1</text:p>
              </table:table-cell>
              <table:table-cell office:value-type="float" office:value="0">
                <text:p>0</text:p>
              </table:table-cell>
              <table:table-cell office:value-type="float" office:value="1109.6">
                <text:p>1109.6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152.6">
                <text:p>152.6</text:p>
              </table:table-cell>
              <table:table-cell office:value-type="float" office:value="0">
                <text:p>0</text:p>
              </table:table-cell>
              <table:table-cell office:value-type="float" office:value="266.1">
                <text:p>266.1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9/23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48:15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9/23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48:15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784.8">
                <text:p>78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2064.8">
                <text:p>206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446.4">
                <text:p>144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200.2">
                <text:p>200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60_Threads  9/23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0:48:15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.1">
                <text:p>5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25.4">
                <text:p>25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0:48:15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0:48:15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0:48:15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60_Threads  9/23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0:48:15</text:p>
              </table:table-cell>
              <table:table-cell office:value-type="float" office:value="0.4">
                <text:p text:id="CPU01.B2:CPU01.B6">0.4</text:p>
              </table:table-cell>
              <table:table-cell office:value-type="float" office:value="0.2">
                <text:p text:id="CPU01.C2:CPU01.C6">0.2</text:p>
              </table:table-cell>
              <table:table-cell office:value-type="float" office:value="0">
                <text:p text:id="CPU01.D2:CPU01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.5">
                <text:p>5.5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60.1">
                <text:p>60.1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27.9">
                <text:p>27.9</text:p>
              </table:table-cell>
              <table:table-cell office:value-type="float" office:value="4.7">
                <text:p>4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60_Threads  9/23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0:48:15</text:p>
              </table:table-cell>
              <table:table-cell office:value-type="float" office:value="0.4">
                <text:p text:id="CPU02.B2:CPU02.B6">0.4</text:p>
              </table:table-cell>
              <table:table-cell office:value-type="float" office:value="0.2">
                <text:p text:id="CPU02.C2:CPU02.C6">0.2</text:p>
              </table:table-cell>
              <table:table-cell office:value-type="float" office:value="0">
                <text:p text:id="CPU02.D2:CPU02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.4">
                <text:p>5.4</text:p>
              </table:table-cell>
              <table:table-cell office:value-type="float" office:value="1.9">
                <text:p>1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65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29.6">
                <text:p>29.6</text:p>
              </table:table-cell>
              <table:table-cell office:value-type="float" office:value="6.2">
                <text:p>6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60_Threads  9/23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0:48:15</text:p>
              </table:table-cell>
              <table:table-cell office:value-type="float" office:value="0.4">
                <text:p text:id="CPU03.B2:CPU03.B6">0.4</text:p>
              </table:table-cell>
              <table:table-cell office:value-type="float" office:value="0.2">
                <text:p text:id="CPU03.C2:CPU03.C6">0.2</text:p>
              </table:table-cell>
              <table:table-cell office:value-type="float" office:value="0">
                <text:p text:id="CPU03.D2:CPU03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5.3">
                <text:p>5.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61.5">
                <text:p>61.5</text:p>
              </table:table-cell>
              <table:table-cell office:value-type="float" office:value="9.3">
                <text:p>9.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42.4">
                <text:p>42.4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60_Threads  9/23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0:48:15</text:p>
              </table:table-cell>
              <table:table-cell office:value-type="float" office:value="0.4">
                <text:p text:id="CPU04.B2:CPU04.B6">0.4</text:p>
              </table:table-cell>
              <table:table-cell office:value-type="float" office:value="0.2">
                <text:p text:id="CPU04.C2:CPU04.C6">0.2</text:p>
              </table:table-cell>
              <table:table-cell office:value-type="float" office:value="0.1">
                <text:p text:id="CPU04.D2:CPU04.D6">0.1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65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28.8">
                <text:p>28.8</text:p>
              </table:table-cell>
              <table:table-cell office:value-type="float" office:value="7.3">
                <text:p>7.3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8.86">
                <text:p text:id="CPU_SUMM.B2:CPU_SUMM.B5">18.86</text:p>
              </table:table-cell>
              <table:table-cell office:value-type="float" office:value="2.72">
                <text:p text:id="CPU_SUMM.C2:CPU_SUMM.C5">2.72</text:p>
              </table:table-cell>
              <table:table-cell office:value-type="float" office:value="1.28">
                <text:p text:id="CPU_SUMM.D2:CPU_SUMM.D5">1.28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0.1">
                <text:p>20.1</text:p>
              </table:table-cell>
              <table:table-cell office:value-type="float" office:value="3.56">
                <text:p>3.5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1.92">
                <text:p>21.92</text:p>
              </table:table-cell>
              <table:table-cell office:value-type="float" office:value="3.24">
                <text:p>3.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9.74">
                <text:p>19.74</text:p>
              </table:table-cell>
              <table:table-cell office:value-type="float" office:value="3.84">
                <text:p>3.84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60_Threads - 9/23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0:48:15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0">
                <text:p>0</text:p>
              </table:table-cell>
              <table:table-cell office:value-type="float" office:value="800.2">
                <text:p>800.2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0">
                <text:p>0</text:p>
              </table:table-cell>
              <table:table-cell office:value-type="float" office:value="5818.6">
                <text:p>5818.6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0">
                <text:p>0</text:p>
              </table:table-cell>
              <table:table-cell office:value-type="float" office:value="2403.4">
                <text:p>2403.4</text:p>
              </table:table-cell>
              <table:table-cell office:value-type="float" office:value="236.6">
                <text:p>236.6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0">
                <text:p>0</text:p>
              </table:table-cell>
              <table:table-cell office:value-type="float" office:value="130.4">
                <text:p>130.4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60_Threads  9/23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1830.52">
                <text:p>1830.52</text:p>
              </table:table-cell>
              <table:table-cell office:value-type="float" office:value="117.76">
                <text:p>117.76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2571.4818049516">
                <text:p>2571.4818049516</text:p>
              </table:table-cell>
              <table:table-cell office:value-type="float" office:value="90.4208423913044">
                <text:p>90.4208423913044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1416.5981950484">
                <text:p>1416.5981950484</text:p>
              </table:table-cell>
              <table:table-cell office:value-type="float" office:value="28.4191576086956">
                <text:p>28.41915760869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60_Threads (Kbytes)  9/23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2.14">
                <text:p text:id="DISKBSIZE.B8:DISKBSIZE.F8">12.14</text:p>
              </table:table-cell>
              <table:table-cell office:value-type="float" office:value="12.14">
                <text:p>12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30069192751236">
                <text:p text:id="DISKBSIZE.B9:DISKBSIZE.F9">6.30069192751236</text:p>
              </table:table-cell>
              <table:table-cell office:value-type="float" office:value="6.30069192751236">
                <text:p>6.3006919275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.65930807248764">
                <text:p text:id="DISKBSIZE.B10:DISKBSIZE.F10">6.65930807248764</text:p>
              </table:table-cell>
              <table:table-cell office:value-type="float" office:value="6.65930807248764">
                <text:p>6.65930807248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60_Threads (Kbytes)  9/23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0:48:15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0:48:45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15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9:4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50:15</text:p>
              </table:table-cell>
              <table:table-cell office:value-type="float" office:value="18.3">
                <text:p>18.3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60_Threads  9/23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2.28">
                <text:p text:id="DISKBUSY.B8:DISKBUSY.F8">22.28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8.2296947935368">
                <text:p text:id="DISKBUSY.B9:DISKBUSY.F9">18.2296947935368</text:p>
              </table:table-cell>
              <table:table-cell office:value-type="float" office:value="18.1748878923767">
                <text:p>18.1748878923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7.29030520646319">
                <text:p text:id="DISKBUSY.B10:DISKBUSY.F10">7.29030520646319</text:p>
              </table:table-cell>
              <table:table-cell office:value-type="float" office:value="7.32511210762331">
                <text:p>7.32511210762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